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5cm" loext:decorative="false"/>
      <style:paragraph-properties style:writing-mode="lr-tb"/>
    </style:style>
    <style:style style:name="gr2" style:family="graphic" style:parent-style-name="objectwithoutfill">
      <style:graphic-properties draw:marker-end="Linienspitzen_20_1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Linienspitzen_20_2" draw:marker-end-width="0.3cm" draw:fill="none" draw:textarea-vertical-align="middl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4.5cm" fo:min-width="7.25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6.25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cm" fo:min-width="6.25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5cm" fo:min-width="7.2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5.5cm" svg:height="1.25cm" svg:x="2.75cm" svg:y="2.75cm">
          <text:p text:style-name="P1">Git Repository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.5cm" svg:height="1.25cm" svg:x="2.75cm" svg:y="5cm">
          <text:p text:style-name="P1">TeamCity 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1.25cm" svg:x="3.25cm" svg:y="7.75cm">
          <text:p text:style-name="P1">Build Agen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1.25cm" svg:x="3cm" svg:y="7.5cm">
          <text:p text:style-name="P1">Git Reposit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5.5cm" svg:height="1.25cm" svg:x="2.75cm" svg:y="7.25cm">
          <text:p text:style-name="P1">Build Agent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5.5cm" svg:y1="5cm" svg:x2="5.5cm" svg:y2="4cm" draw:start-shape="id1" draw:start-glue-point="0" draw:end-shape="id2" draw:end-glue-point="2" svg:d="M5500 5000v-501 2-501" svg:viewBox="0 0 1 1001">
          <text:p/>
        </draw:connector>
        <draw:connector draw:style-name="gr3" draw:text-style-name="P2" draw:layer="layout" draw:type="lines" svg:x1="5.5cm" svg:y1="7.25cm" svg:x2="5.5cm" svg:y2="6.25cm" draw:start-shape="id3" draw:start-glue-point="0" draw:end-shape="id1" draw:end-glue-point="2" svg:d="M5500 7250v-501 2-501" svg:viewBox="0 0 1 1001">
          <text:p/>
        </draw:connector>
      </draw:page>
      <draw:page draw:name="page2" draw:style-name="dp1" draw:master-page-name="Standard">
        <draw:custom-shape draw:style-name="gr4" draw:text-style-name="P1" draw:layer="layout" svg:width="7.75cm" svg:height="4.75cm" svg:x="2.75cm" svg:y="3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75cm" svg:height="1cm" svg:x="3.25cm" svg:y="5cm">
          <text:p text:style-name="P1">TeamCity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75cm" svg:height="1cm" svg:x="3.25cm" svg:y="3.75cm">
          <text:p text:style-name="P1">Gittea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6.75cm" svg:height="1.25cm" svg:x="3.25cm" svg:y="6.25cm">
          <text:p text:style-name="P1">Other local servic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7.75cm" svg:height="3.75cm" svg:x="2.75cm" svg:y="8.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75cm" svg:height="1cm" svg:x="3.25cm" svg:y="9cm">
          <text:p text:style-name="P1">Build Agent 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6.75cm" svg:height="1.25cm" svg:x="3.25cm" svg:y="10.75cm">
          <text:p text:style-name="P1">Build Agent 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7.75cm" svg:height="3.75cm" svg:x="11cm" svg:y="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75cm" svg:height="1cm" svg:x="11.5cm" svg:y="4.5cm">
          <text:p text:style-name="P1">Build Agent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6.75cm" svg:height="1.25cm" svg:x="11.5cm" svg:y="6.25cm">
          <text:p text:style-name="P1">Build Agent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7.75cm" svg:height="3.75cm" svg:x="11cm" svg:y="8.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75cm" svg:height="1cm" svg:x="11.5cm" svg:y="9cm">
          <text:p text:style-name="P1">Build Agent 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6.75cm" svg:height="1.25cm" svg:x="11.5cm" svg:y="10.75cm">
          <text:p text:style-name="P1">Build Agent 12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23:38:49.948102189</meta:creation-date>
    <dc:date>2024-07-15T23:47:43.920649578</dc:date>
    <meta:editing-duration>PT8M53S</meta:editing-duration>
    <meta:editing-cycles>2</meta:editing-cycles>
    <meta:generator>LibreOffice/7.6.7.2$Linux_X86_64 LibreOffice_project/60$Build-2</meta:generator>
    <meta:document-statistic meta:object-count="20"/>
  </office:meta>
</office:document-meta>
</file>